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70000003665468692841AC010.png" manifest:media-type="image/png"/>
  <manifest:file-entry manifest:full-path="Pictures/100000000000002A0000002678C3E8A6104ACE72.png" manifest:media-type="image/png"/>
  <manifest:file-entry manifest:full-path="Pictures/10000000000000BA00000036296CC1DB8890D202.png" manifest:media-type="image/png"/>
  <manifest:file-entry manifest:full-path="Pictures/10000000000000BC000000423E045D6EC72C9377.png" manifest:media-type="image/png"/>
  <manifest:file-entry manifest:full-path="Pictures/100000010000028000000164AF50648DC4A02B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3465a4" loext:opacity="100%" fo:font-size="12pt" style:font-size-asian="12pt" style:font-size-complex="12pt"/>
    </style:style>
    <style:style style:name="P2" style:family="paragraph">
      <loext:graphic-properties draw:fill="none" draw:fill-color="#ffffff"/>
      <style:text-properties fo:color="#3465a4" loext:opacity="100%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color="#3465a4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17cm" svg:height="3.013cm" svg:x="-0.015cm" svg:y="0.146cm">
          <draw:image xlink:href="Pictures/100000010000028000000164AF50648DC4A02B2B.png" xlink:type="simple" xlink:show="embed" xlink:actuate="onLoad" draw:mime-type="image/png">
            <text:p text:style-name="P3"><text:span text:style-name="T1"/></text:p>
          </draw:image>
        </draw:frame>
        <draw:frame draw:style-name="gr2" draw:text-style-name="P2" draw:layer="layout" svg:width="1.421cm" svg:height="0.725cm" svg:x="2.601cm" svg:y="0.435cm">
          <draw:text-box>
            <text:p><text:span text:style-name="T1">XOR</text:span></text:p>
          </draw:text-box>
        </draw:frame>
        <draw:frame draw:style-name="gr2" draw:text-style-name="P2" draw:layer="layout" svg:width="1.395cm" svg:height="0.725cm" svg:x="2.594cm" svg:y="2.093cm">
          <draw:text-box>
            <text:p><text:span text:style-name="T1">AND</text:span></text:p>
          </draw:text-box>
        </draw:frame>
        <draw:frame draw:style-name="gr3" draw:text-style-name="P3" draw:layer="layout" svg:width="0.948cm" svg:height="0.332cm" svg:x="5.013cm" svg:y="0.616cm">
          <draw:image xlink:href="Pictures/10000000000000BC000000423E045D6EC72C9377.png" xlink:type="simple" xlink:show="embed" xlink:actuate="onLoad" draw:mime-type="image/png">
            <text:p/>
          </draw:image>
          <svg:title>TexMaths</svg:title>
          <svg:desc>12§display§x \oplus y§png§600§FALSE§</svg:desc>
        </draw:frame>
        <draw:frame draw:style-name="gr3" draw:text-style-name="P3" draw:layer="layout" svg:width="0.937cm" svg:height="0.272cm" svg:x="5.013cm" svg:y="2.358cm">
          <draw:image xlink:href="Pictures/10000000000000BA00000036296CC1DB8890D202.png" xlink:type="simple" xlink:show="embed" xlink:actuate="onLoad" draw:mime-type="image/png">
            <text:p/>
          </draw:image>
          <svg:title>TexMaths</svg:title>
          <svg:desc>12§display§\text{carry}§png§600§FALSE§</svg:desc>
        </draw:frame>
        <draw:frame draw:style-name="gr3" draw:text-style-name="P3" draw:layer="layout" svg:width="0.211cm" svg:height="0.192cm" svg:x="0.247cm" svg:y="0.396cm">
          <draw:image xlink:href="Pictures/100000000000002A0000002678C3E8A6104ACE72.png" xlink:type="simple" xlink:show="embed" xlink:actuate="onLoad" draw:mime-type="image/png">
            <text:p/>
          </draw:image>
          <svg:title>TexMaths</svg:title>
          <svg:desc>12§display§x§png§600§FALSE§</svg:desc>
        </draw:frame>
        <draw:frame draw:style-name="gr3" draw:text-style-name="P3" draw:layer="layout" svg:width="0.197cm" svg:height="0.272cm" svg:x="0.247cm" svg:y="0.948cm">
          <draw:image xlink:href="Pictures/10000000000000270000003665468692841AC010.png" xlink:type="simple" xlink:show="embed" xlink:actuate="onLoad" draw:mime-type="image/png">
            <text:p/>
          </draw:image>
          <svg:title>TexMaths</svg:title>
          <svg:desc>12§display§y§png§600§FALS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 Regular" style:font-family-asian="'Noto Sans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35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0T09:34:36.522395474</meta:creation-date>
    <dc:date>2022-05-10T09:46:21.783326576</dc:date>
    <meta:editing-duration>PT11M46S</meta:editing-duration>
    <meta:editing-cycles>2</meta:editing-cycles>
    <meta:generator>LibreOffice/7.2.5.1$Linux_X86_64 LibreOffice_project/20$Build-1</meta:generator>
    <meta:document-statistic meta:object-count="7"/>
  </office:meta>
</office:document-meta>
</file>